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4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bd6b" officeooo:paragraph-rsid="0007bd6b" style:font-weight-asian="bold" style:font-weight-complex="bold"/>
    </style:style>
    <style:style style:name="P2" style:family="paragraph" style:parent-style-name="Standard">
      <style:text-properties fo:font-weight="bold" officeooo:rsid="000bf3b9" officeooo:paragraph-rsid="000bf3b9" style:font-weight-asian="bold" style:font-weight-complex="bold"/>
    </style:style>
    <style:style style:name="P3" style:family="paragraph" style:parent-style-name="Standard">
      <style:text-properties fo:font-weight="bold" officeooo:rsid="000e4f70" officeooo:paragraph-rsid="000e4f70" style:font-weight-asian="bold" style:font-weight-complex="bold"/>
    </style:style>
    <style:style style:name="P4" style:family="paragraph" style:parent-style-name="Standard">
      <style:text-properties fo:font-weight="normal" officeooo:rsid="000bf3b9" officeooo:paragraph-rsid="000bf3b9" style:font-weight-asian="normal" style:font-weight-complex="normal"/>
    </style:style>
    <style:style style:name="P5" style:family="paragraph" style:parent-style-name="Standard">
      <style:text-properties fo:font-weight="normal" officeooo:rsid="000bf3b9" officeooo:paragraph-rsid="000ca64c" style:font-weight-asian="normal" style:font-weight-complex="normal"/>
    </style:style>
    <style:style style:name="P6" style:family="paragraph" style:parent-style-name="Standard">
      <style:text-properties fo:font-weight="normal" officeooo:rsid="000bf3b9" officeooo:paragraph-rsid="000e4f70" style:font-weight-asian="normal" style:font-weight-complex="normal"/>
    </style:style>
    <style:style style:name="P7" style:family="paragraph" style:parent-style-name="Standard">
      <style:text-properties fo:font-weight="normal" officeooo:rsid="000ca64c" officeooo:paragraph-rsid="000ca64c" style:font-weight-asian="normal" style:font-weight-complex="normal"/>
    </style:style>
    <style:style style:name="P8" style:family="paragraph" style:parent-style-name="Standard">
      <style:text-properties fo:font-style="normal" fo:font-weight="normal" officeooo:rsid="000ca64c" officeooo:paragraph-rsid="000ca64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break-before="page"/>
      <style:text-properties fo:font-weight="bold" officeooo:rsid="0007bd6b" officeooo:paragraph-rsid="0007bd6b" style:font-weight-asian="bold" style:font-weight-complex="bold"/>
    </style:style>
    <style:style style:name="P10" style:family="paragraph" style:parent-style-name="Table_20_Contents">
      <style:text-properties officeooo:rsid="000e4f70" officeooo:paragraph-rsid="000e4f70"/>
    </style:style>
    <style:style style:name="P11" style:family="paragraph" style:parent-style-name="Table_20_Contents">
      <style:paragraph-properties fo:text-align="center" style:justify-single-word="false"/>
      <style:text-properties officeooo:rsid="000e4f70" officeooo:paragraph-rsid="000e4f70"/>
    </style:style>
    <style:style style:name="P12" style:family="paragraph" style:parent-style-name="Standard">
      <style:text-properties fo:font-weight="bold" officeooo:rsid="0007bd6b" officeooo:paragraph-rsid="0007bd6b" style:font-weight-asian="bold" style:font-weight-complex="bold"/>
    </style:style>
    <style:style style:name="P13" style:family="paragraph" style:parent-style-name="Standard">
      <style:text-properties fo:font-weight="bold" officeooo:rsid="00126c8a" officeooo:paragraph-rsid="0007bd6b" style:font-weight-asian="bold" style:font-weight-complex="bold"/>
    </style:style>
    <style:style style:name="P14" style:family="paragraph" style:parent-style-name="Standard">
      <style:text-properties fo:font-weight="bold" officeooo:rsid="000e4f70" officeooo:paragraph-rsid="000e4f7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26c8a" officeooo:paragraph-rsid="00126c8a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0bf3b9" officeooo:paragraph-rsid="000bf3b9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094a13" officeooo:paragraph-rsid="00094a13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34206" officeooo:paragraph-rsid="0013420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34206" officeooo:paragraph-rsid="0013420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34206" officeooo:paragraph-rsid="00145469" style:font-weight-asian="normal" style:font-weight-complex="normal"/>
    </style:style>
    <style:style style:name="P21" style:family="paragraph" style:parent-style-name="Standard" style:list-style-name="L3">
      <style:text-properties officeooo:rsid="00134206" officeooo:paragraph-rsid="00134206"/>
    </style:style>
    <style:style style:name="P22" style:family="paragraph" style:parent-style-name="Standard" style:list-style-name="L3">
      <style:text-properties officeooo:rsid="00145469" officeooo:paragraph-rsid="00145469"/>
    </style:style>
    <style:style style:name="T1" style:family="text">
      <style:text-properties officeooo:rsid="000bf3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a64c"/>
    </style:style>
    <style:style style:name="T4" style:family="text">
      <style:text-properties officeooo:rsid="000e4f70"/>
    </style:style>
    <style:style style:name="T5" style:family="text">
      <style:text-properties officeooo:rsid="00094a1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45469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Задание.</text:p>
      <text:p text:style-name="P13"/>
      <text:p text:style-name="P15"><text:tab/>Требуется создать сетевой программный комплекс для анализа частоты вхождения слов в текст. Сервер должен предоставлять подключенным по сети клиентам возможность отправлять на него тексты, считать статистику вхождения различных слов в текст, отображать результаты на стороне клиента, сохранять статистику на стороне сервера, загружать статистику, а также объединять различные статистики.</text:p>
      <text:p text:style-name="P15"><text:tab/>В рамках выполнения задания требуется н<text:span text:style-name="T5">аписать </text:span>спецификацию протокола, написать ПО сервера и клиент с графическим интерфейсом.</text:p>
      <text:p text:style-name="P15"><text:tab/>Для прототипирования сервера был выбран, язык программирования python, реализация же сервера была сделана на языке c++. </text:p>
      <text:p text:style-name="P15"><text:tab/>В ходе выполнения задания оказалось, что не все команды, предусмотренные протоколом поддерживаются в обоих версиях сервера, в результате чего было сформировано дополнительное требование к протоколу — уведомление клиента о списке поддерживаех сервером возможностей протокола, что так же было отражено в спецификации и затем реализовано в обеих версиях сервера. </text:p>
      <text:p text:style-name="P15"><text:tab/>Для написания клиента была выбрана платформа JavaSE, так как она «из коробки» предоставляет возможность написания кросс-платформенного приложения с графическим интерфейсом. <text:s/></text:p>
      <text:p text:style-name="P1"/>
      <text:p text:style-name="P1">Состав проекта.</text:p>
      <text:p text:style-name="P1"/>
      <text:list xml:id="list3545773694165438059" text:style-name="L2">
        <text:list-item>
          <text:p text:style-name="P16">Спецификация протокола в стиле RFC.</text:p>
        </text:list-item>
        <text:list-item>
          <text:p text:style-name="P17">Прототип сервера на языке python.</text:p>
        </text:list-item>
        <text:list-item>
          <text:p text:style-name="P17">Реализация сервера на языке c++.</text:p>
        </text:list-item>
        <text:list-item>
          <text:p text:style-name="P17">Графический клиент на языке Java.</text:p>
        </text:list-item>
        <text:list-item>
          <text:p text:style-name="P18">Исходные коды всего проекта с комментариями как внутри текстов программ, так и с дополнительными комментариями и диаграммами, показывающими в частности решения по ООП декомпозиции.</text:p>
        </text:list-item>
      </text:list>
      <text:p text:style-name="P1"/>
      <text:p text:style-name="P1"/>
      <text:p text:style-name="P9">RFC. <text:span text:style-name="T1">ОПИСАНИЕ ПРОТОКОЛА.</text:span></text:p>
      <text:p text:style-name="P4"/>
      <text:p text:style-name="P4">Протокол предназначен для для общения с сервером частотного анализа текстов. Клиент может передавать тексты и получать статистические данные по ним, вычисления осуществляются сервером. Протокол реализован по принципу вопрос-ответ.</text:p>
      <text:p text:style-name="P4"/>
      <text:p text:style-name="P2">Соглашения и терминология.</text:p>
      <text:p text:style-name="P2"/>
      <text:p text:style-name="P4"><text:span text:style-name="T2">LGS </text:span>- Language Good Server - исторически сложившееся название сервера частотного анализа текстов.</text:p>
      <text:p text:style-name="P4"/>
      <text:p text:style-name="P4"><text:span text:style-name="T2">UPI </text:span>- user protocol interpreter - интерпретатор протокола на стороне пользователя - программа, извлекающая информацию из ответов сервера, может отсутствовать при подключении пользователя по протоколу telnet.</text:p>
      <text:p text:style-name="P4"/>
      <text:p text:style-name="P4"><text:span text:style-name="T2">BM </text:span>- banner message - приветственное сообщение сервера, отправляемое клиенту при установлении соединения.</text:p>
      <text:p text:style-name="P4"/>
      <text:p text:style-name="P4"><text:span text:style-name="T2">MODE </text:span>- Режим передачи - способ кодирования/декодирования, который применяется при отправке/получении сообщения из сети. Протокол предполагает, что сервер обязательно поддерживает режим PLAIN_MODE и может реализовывать режимы 7BITS_MODE и BASE_64MODE.</text:p>
      <text:p text:style-name="P4"/>
      <text:p text:style-name="P4"><text:span text:style-name="T2">PLAIN_MODE</text:span> <text:s/>- режим работы сервера, при котором сообщения не подвергаются кодированию/декодированию при отправке/получении из сети.</text:p>
      <text:p text:style-name="P4"/>
      <text:p text:style-name="P4"><text:span text:style-name="T2">7BITS_MODE </text:span>- 7 bit mode - режим работы сервера, в котором каждые 7 байт перед отправкой в сеть перепаковываются в 8 байт, в каждом из которых значащами являются 7 младших бит. В таком режиме длина отправляемой строки перед кодированием дополняется символом пробела (код ascii 32) до длины кратной 7 байтам, вставка дополнительных пробелов происходит перед последовательностью окончания строки (&lt;CR&gt;&lt;LF&gt;).</text:p>
      <text:p text:style-name="P4"><text:tab/>Так как данный режим не является частью какого-либо известного автору стандарта, ниже приведена диаграмма передачи двух вариантов последовательностей, первая не требующая вставки дополнительных пробелов, вторая — требующая:</text:p>
      <text:p text:style-name="P4"/>
      <text:p text:style-name="P7">Диаграмма, показывающая перекодирование последовательности из семи байт со значением 200 в последовательность из восьми семибитных байт для отправки в сеть:</text:p>
      <text:p text:style-name="P4"/>
      <text:p text:style-name="P4"><draw:frame draw:style-name="fr1" draw:name="Object1" text:anchor-type="paragraph" svg:width="6.4811in" svg:height="1.00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Диаграмма, показывающая перекодирование последовательности «YES\r\n» (предварительно дополненной символами пробела) в последовательность дл отправки сообщения в сеть:</text:p>
      <text:p text:style-name="P4"/>
      <text:p text:style-name="P4"><draw:frame draw:style-name="fr1" draw:name="Object2" text:anchor-type="paragraph" svg:width="6.5929in" svg:height="1.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oft-page-break/></text:p>
      <text:p text:style-name="P5"><text:span text:style-name="T2">BASE64_MODE</text:span> - Режим кодирования, при котором <text:span text:style-name="T3">сообщение преобразуется в последовательность 6-битных байт, каждый из которых является индексом в таблице перекодирования, состоящей из последовательности только печатаемых символов ASCII (обычно это буквы латинского алфавита в обоих регистрах (26*2 = 52 символа), десятичные цифры (10 символов) и еще два символа. Данный вид кодирования/декодирования является стандартом и подробно описан в <text:s/>RFC 1421 и RFC 2045.</text:span></text:p>
      <text:p text:style-name="P4"/>
      <text:p text:style-name="P2"><text:tab/>Процедура установления соединения (handshake)</text:p>
      <text:p text:style-name="P4"/>
      <text:p text:style-name="P4"><text:tab/>Соединение устанавливается, <text:span text:style-name="T3">после чего клиент </text:span>распознает <text:span text:style-name="T3">либо не распознает </text:span><text:s/>в BM название и версию сервера, например:</text:p>
      <text:p text:style-name="P4"/>
      <text:p text:style-name="P4">Text frequency analysis server v.0.02 ready. SC:ver, exit. SM:plain,7bit.</text:p>
      <text:p text:style-name="P4"/>
      <text:p text:style-name="P7"><text:tab/>В случае распознания клиентом сообщения полученного от сервера как валидного BM, клиент извлекает из BM дополнительную информацию о конкретной реализации протокола: список поддерживаемых комманд и список поддерживаемых режимов передачи. Для этой цели в BM включены следующие последовательности:</text:p>
      <text:p text:style-name="P8"/>
      <text:p text:style-name="P5"><text:tab/>Аббревиатура SC - <text:s/>расшифровывается как Supported Commands (поддерживаемые команды), за ней следует двоеточие, затем мнемоники всех поддерживаемых сервером комманд. Список заканчивается точкой. </text:p>
      <text:p text:style-name="P5"><text:tab/>Аббревиатура SM - <text:s/>расшифровывается как supported modes и имеет такой же синтаксис как и SC. Ввиду того, что разные реализации сервера LGS поддерживают различные наборы комманд и режимов передачи, UPI должен позволять конечному пользователю выполнять только поддерживаемые команды и использовать только поддерживаемые режимы передачи.</text:p>
      <text:p text:style-name="P4"/>
      <text:p text:style-name="P4"/>
      <text:p text:style-name="P2">Формат ответа сервера</text:p>
      <text:p text:style-name="P4"/>
      <text:p text:style-name="P4">Ответ сервера реализован подобно ответу сервера в протоколе ftp (rfc959) и состоит из кода ответа и текстового сообщения.</text:p>
      <text:p text:style-name="P4"/>
      <text:p text:style-name="P2">коды ответов <text:span text:style-name="T4">сервера на запросы клиента:</text:span></text:p>
      <text:p text:style-name="P4"/>
      <text:p text:style-name="P4">200 - ОК - команда выполнена нормально</text:p>
      <text:p text:style-name="P4">400 - Bad Data - неверный формат запроса (команды)</text:p>
      <text:p text:style-name="P4">404 - Not found - указанная команда не может быть выполнена, так как на сервере не найдены данные, на которые указывает аргумент команды.</text:p>
      <text:p text:style-name="P4"/>
      <text:p text:style-name="P4">формат однострочного ответа сервера:</text:p>
      <text:p text:style-name="P4">&lt;code&gt; &lt;text_message&gt;&lt;CR&gt;&lt;LF&gt;</text:p>
      <text:p text:style-name="P4"/>
      <text:p text:style-name="P4">например:</text:p>
      <text:p text:style-name="P4">200 Status OK.</text:p>
      <text:p text:style-name="P4"/>
      <text:p text:style-name="P4">формат многострочного ответа сервера:</text:p>
      <text:p text:style-name="P4"/>
      <text:p text:style-name="P4">&lt;code&gt;-&lt;first_line&gt;&lt;CR&gt;&lt;LF&gt;</text:p>
      <text:p text:style-name="P4">&lt;second_line&gt;&lt;CR&gt;&lt;LF&gt;</text:p>
      <text:p text:style-name="P4">...</text:p>
      <text:p text:style-name="P4">&lt;code&gt; &lt;last_line&gt;&lt;CR&gt;&lt;LF&gt;</text:p>
      <text:p text:style-name="P4"><text:soft-page-break/></text:p>
      <text:p text:style-name="P4"/>
      <text:p text:style-name="P4">например:</text:p>
      <text:p text:style-name="P4"/>
      <text:p text:style-name="P4">200-Stats:</text:p>
      <text:p text:style-name="P4">lines 456</text:p>
      <text:p text:style-name="P4">200 encoding UTF-8</text:p>
      <text:p text:style-name="P4"/>
      <text:p text:style-name="P2">Формат команд.</text:p>
      <text:p text:style-name="P4"/>
      <text:p text:style-name="P6">Каждая команда состоит собственно из команды и дополнительных аргументов, если таковые требуются. </text:p>
      <text:p text:style-name="P6">- <text:span text:style-name="T4">в</text:span>се команды состоят из первых 127 символов кодировки ascii и сервер воспринимает команды нечувствительно к регистру.</text:p>
      <text:p text:style-name="P4"><text:s/>- <text:span text:style-name="T4">каждая к</text:span>оманда заканчивается последовательностью символов возврата каретки и новой строки &lt;CR&gt;&lt;LF&gt;.</text:p>
      <text:p text:style-name="P4">- В качестве разделителя команды и агрументов используется пробел.</text:p>
      <text:p text:style-name="P4"/>
      <text:p text:style-name="P4">Для команд, требующих передачи нескольких строк данных на сервер, команда предусматривает передачу клиентом последовательности окончания данных (клиент должен сам сгенерировать ее, так, чтобы она не встретилась в данных) разделитель всегда является последним аргументом команды и заканчивается переносом строки.</text:p>
      <text:p text:style-name="P4">Если команда предполагает передачу на сервер одной строки, то строка является последним аргументом команды и разделитель аргументов внутри строки не трактуется сервером как разделитель. Такая передаваемая на сервер строка строка указана в формате команд как &lt;line&gt;.</text:p>
      <text:p text:style-name="P4"/>
      <text:p text:style-name="P4">общий формат команды, содержащей многострочные данные:</text:p>
      <text:p text:style-name="P4"/>
      <text:p text:style-name="P4">&lt;command&gt; &lt;argument_1&gt; &lt;argument_2&gt; ... &lt;argument_separator&gt;&lt;CR&gt;&lt;LF&gt;</text:p>
      <text:p text:style-name="P4">&lt;data_line_1&gt;&lt;CR&gt;&lt;LF&gt;</text:p>
      <text:p text:style-name="P4">&lt;data_line_2&gt;&lt;CR&gt;&lt;LF&gt;</text:p>
      <text:p text:style-name="P4">...</text:p>
      <text:p text:style-name="P4">&lt;last_data_line&gt;&lt;CR&gt;&lt;LF&gt;</text:p>
      <text:p text:style-name="P4">&lt;argument_separator&gt;&lt;CR&gt;&lt;LF&gt;</text:p>
      <text:p text:style-name="P4"/>
      <text:p text:style-name="P4">например:</text:p>
      <text:p text:style-name="P4"/>
      <text:p text:style-name="P4">pt pacman</text:p>
      <text:p text:style-name="P4">Humpty Dumpty sat on the wall,</text:p>
      <text:p text:style-name="P4">Humpty Dumpty had a great fall.</text:p>
      <text:p text:style-name="P4">All the King's horses and all the King's man</text:p>
      <text:p text:style-name="P4">Couldn't put Humpty together again.</text:p>
      <text:p text:style-name="P4">pacman</text:p>
      <text:p text:style-name="P4"/>
      <text:p text:style-name="P2">Описание команд</text:p>
      <text:p text:style-name="P4"/>
      <text:p text:style-name="P4">Все команды делятся на однострочные и многострочные, в случае многострочной команды в ее описании последним аргументом является разделитель названный в описании по-английски как &lt;separator&gt;. Все команды заканчиваются переносом строки &lt;CR&gt;, который в нижеследующем описании форматов команд опущен.</text:p>
      <text:p text:style-name="P4"/>
      <text:p text:style-name="P4">clear</text:p>
      <text:p text:style-name="P4">-----</text:p>
      <text:p text:style-name="P4"><text:soft-page-break/>Очистить буффер текста</text:p>
      <text:p text:style-name="P4"/>
      <text:p text:style-name="P4">CLEAR</text:p>
      <text:p text:style-name="P4"/>
      <text:p text:style-name="P4">pl</text:p>
      <text:p text:style-name="P4">--</text:p>
      <text:p text:style-name="P4">Отправить одну строку.</text:p>
      <text:p text:style-name="P4"/>
      <text:p text:style-name="P4">PT &lt;line&gt;</text:p>
      <text:p text:style-name="P4"/>
      <text:p text:style-name="P4">pt</text:p>
      <text:p text:style-name="P4">--</text:p>
      <text:p text:style-name="P4">Отправить текст</text:p>
      <text:p text:style-name="P4"/>
      <text:p text:style-name="P4">PT &lt;separator&gt;</text:p>
      <text:p text:style-name="P4"/>
      <text:p text:style-name="P4">mode</text:p>
      <text:p text:style-name="P4">----</text:p>
      <text:p text:style-name="P4">Установить режим передачи. По умолчанию сервер стартует в режиме MODE_PLAIN</text:p>
      <text:p text:style-name="P4"/>
      <text:p text:style-name="P4">MODE &lt;mode&gt;</text:p>
      <text:p text:style-name="P4"/>
      <text:p text:style-name="P4">enc</text:p>
      <text:p text:style-name="P4">---</text:p>
      <text:p text:style-name="P4">Установить кодировку для текста</text:p>
      <text:p text:style-name="P4"/>
      <text:p text:style-name="P4">ENC &lt;encoding_name&gt;</text:p>
      <text:p text:style-name="P4"/>
      <text:p text:style-name="P4">&lt;encoding_name&gt; - название кодировки, в которой будут передаваться не ascii символы в запросах и ответах команд PL, PT</text:p>
      <text:p text:style-name="P4">и PS.</text:p>
      <text:p text:style-name="P4"/>
      <text:p text:style-name="P4">calc</text:p>
      <text:p text:style-name="P4">----</text:p>
      <text:p text:style-name="P4">Посчитать статистику по тексту в буффере</text:p>
      <text:p text:style-name="P4"/>
      <text:p text:style-name="P4">CALC</text:p>
      <text:p text:style-name="P4"/>
      <text:p text:style-name="P4">ps</text:p>
      <text:p text:style-name="P4">--</text:p>
      <text:p text:style-name="P4">Получить посчитанную статистику по тексту</text:p>
      <text:p text:style-name="P4"/>
      <text:p text:style-name="P4">PS</text:p>
      <text:p text:style-name="P4"/>
      <text:p text:style-name="P4">Команда предполагает многострочный ответ сервера.</text:p>
      <text:p text:style-name="P4">Первая строка ответа анлийское слово STATISTICS, затем следуют статистики использования слова по одной на каждой строке:</text:p>
      <text:p text:style-name="P4"/>
      <text:p text:style-name="P4">например:</text:p>
      <text:p text:style-name="P4"/>
      <text:p text:style-name="P4">200-STATISTICS</text:p>
      <text:p text:style-name="P4">Humpty 3</text:p>
      <text:p text:style-name="P4">King 2</text:p>
      <text:p text:style-name="P4">200 Dumpty 3</text:p>
      <text:p text:style-name="P4"><text:soft-page-break/></text:p>
      <text:p text:style-name="P4">ld</text:p>
      <text:p text:style-name="P4">----</text:p>
      <text:p text:style-name="P4">Загрузить ранее сохраненную статистику</text:p>
      <text:p text:style-name="P4"/>
      <text:p text:style-name="P4">LD &lt;statistics_name&gt;</text:p>
      <text:p text:style-name="P4"/>
      <text:p text:style-name="P4">st</text:p>
      <text:p text:style-name="P4">--</text:p>
      <text:p text:style-name="P4">Сохранить текущую статистику под указанным именем</text:p>
      <text:p text:style-name="P4"/>
      <text:p text:style-name="P4">ST &lt;statistics_name&gt;</text:p>
      <text:p text:style-name="P4"/>
      <text:p text:style-name="P4">mrg</text:p>
      <text:p text:style-name="P4">---</text:p>
      <text:p text:style-name="P4">Соединить (смерджить) две статистики.</text:p>
      <text:p text:style-name="P4"/>
      <text:p text:style-name="P4">MRG &lt;statistics_to_merge_into_current&gt;</text:p>
      <text:p text:style-name="P4"/>
      <text:p text:style-name="P4"/>
      <text:p text:style-name="P4">Сводное описание команд и ответов сервера</text:p>
      <text:p text:style-name="P4">=========================================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10">Команда</text:p>
          </table:table-cell>
          <table:table-cell table:style-name="Table1.B1" table:number-columns-spanned="3" office:value-type="string">
            <text:p text:style-name="P11">Возможные ответы сервера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0">Код</text:p>
          </table:table-cell>
          <table:table-cell table:style-name="Table1.B2" office:value-type="string">
            <text:p text:style-name="P10"><text:s/>P/H/C (*)</text:p>
          </table:table-cell>
          <table:table-cell table:style-name="Table1.D2" office:value-type="string">
            <text:p text:style-name="P10">Описание содержания сообщения</text:p>
          </table:table-cell>
        </table:table-row>
        <table:table-row>
          <table:table-cell table:style-name="Table1.B2" office:value-type="string">
            <text:p text:style-name="P6">ver</text:p>
          </table:table-cell>
          <table:table-cell table:style-name="Table1.B2" office:value-type="string">
            <text:p text:style-name="P10">200</text:p>
          </table:table-cell>
          <table:table-cell table:style-name="Table1.B2" office:value-type="string">
            <text:p text:style-name="P10">C</text:p>
          </table:table-cell>
          <table:table-cell table:style-name="Table1.D2" office:value-type="string">
            <text:p text:style-name="P6">Версия сервера в виде десятичного числа</text:p>
          </table:table-cell>
        </table:table-row>
        <table:table-row>
          <table:table-cell table:style-name="Table1.B2" office:value-type="string">
            <text:p text:style-name="P6">exit</text:p>
          </table:table-cell>
          <table:table-cell table:style-name="Table1.B2" office:value-type="string">
            <text:p text:style-name="P6">200</text:p>
          </table:table-cell>
          <table:table-cell table:style-name="Table1.B2" office:value-type="string">
            <text:p text:style-name="P6">P</text:p>
          </table:table-cell>
          <table:table-cell table:style-name="Table1.D2" office:value-type="string">
            <text:p text:style-name="P6">Строка `Goodbye!`</text:p>
          </table:table-cell>
        </table:table-row>
        <table:table-row>
          <table:table-cell table:style-name="Table1.B2" office:value-type="string">
            <text:p text:style-name="P6">pl &lt;line&gt;</text:p>
          </table:table-cell>
          <table:table-cell table:style-name="Table1.B2" office:value-type="string">
            <text:p text:style-name="P10">200</text:p>
          </table:table-cell>
          <table:table-cell table:style-name="Table1.B2" office:value-type="string">
            <text:p text:style-name="P10">H</text:p>
          </table:table-cell>
          <table:table-cell table:style-name="Table1.D2" office:value-type="string">
            <text:p text:style-name="P6">Строка `line has been collected (%d at the moment).` <text:s/></text:p>
          </table:table-cell>
        </table:table-row>
        <table:table-row>
          <table:table-cell table:style-name="Table1.B2" office:value-type="string">
            <text:p text:style-name="P6">pt</text:p>
          </table:table-cell>
          <table:table-cell table:style-name="Table1.B2" office:value-type="string">
            <text:p text:style-name="P10">200</text:p>
          </table:table-cell>
          <table:table-cell table:style-name="Table1.B2" office:value-type="string">
            <text:p text:style-name="P10">H</text:p>
          </table:table-cell>
          <table:table-cell table:style-name="Table1.D2" office:value-type="string">
            <text:p text:style-name="P6">Строка `%d lines has been collected (%d total)`</text:p>
          </table:table-cell>
        </table:table-row>
        <table:table-row>
          <table:table-cell table:style-name="Table1.B2" office:value-type="string">
            <text:p text:style-name="P6">enc &lt;name&gt;</text:p>
          </table:table-cell>
          <table:table-cell table:style-name="Table1.B2" office:value-type="string">
            <text:p text:style-name="P10">200</text:p>
          </table:table-cell>
          <table:table-cell table:style-name="Table1.B2" office:value-type="string">
            <text:p text:style-name="P10">H</text:p>
          </table:table-cell>
          <table:table-cell table:style-name="Table1.D2" office:value-type="string">
            <text:p text:style-name="P6">Строка `Encoding has been set to "%s"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10">404</text:p>
          </table:table-cell>
          <table:table-cell table:style-name="Table1.B2" office:value-type="string">
            <text:p text:style-name="P10">H</text:p>
          </table:table-cell>
          <table:table-cell table:style-name="Table1.D2" office:value-type="string">
            <text:p text:style-name="P6">Строка `encoding "%s" not found!` </text:p>
          </table:table-cell>
        </table:table-row>
        <table:table-row>
          <table:table-cell table:style-name="Table1.B2" office:value-type="string">
            <text:p text:style-name="P10">calc</text:p>
          </table:table-cell>
          <table:table-cell table:style-name="Table1.B2" office:value-type="string">
            <text:p text:style-name="P10">200</text:p>
          </table:table-cell>
          <table:table-cell table:style-name="Table1.B2" office:value-type="string">
            <text:p text:style-name="P10">H</text:p>
          </table:table-cell>
          <table:table-cell table:style-name="Table1.D2" office:value-type="string">
            <text:p text:style-name="P6">Строка `Calculated (%d lines, %d words)`</text:p>
          </table:table-cell>
        </table:table-row>
        <table:table-row>
          <table:table-cell table:style-name="Table1.B2" office:value-type="string">
            <text:p text:style-name="P10">ps</text:p>
          </table:table-cell>
          <table:table-cell table:style-name="Table1.B2" office:value-type="string">
            <text:p text:style-name="P10">200</text:p>
          </table:table-cell>
          <table:table-cell table:style-name="Table1.B2" office:value-type="string">
            <text:p text:style-name="P10">C</text:p>
          </table:table-cell>
          <table:table-cell table:style-name="Table1.D2" office:value-type="string">
            <text:p text:style-name="P6">Сообщение содержит распечатку текущей статистики, <text:s/>статистика начинается со строки с ключевым словом "STATISTICS" за которой следуют найденные в тексте <text:s/>слова (WORD) с количеством вхождений (COUNT), по одному накаждой строке: </text:p>
            <text:p text:style-name="P6"/>
            <text:p text:style-name="P6">message = header-keyword statistics</text:p>
            <text:p text:style-name="P6">header-keyword = "STATISTICS" </text:p>
            <text:p text:style-name="P6">statistics = statistics-line [statistics]</text:p>
            <text:p text:style-name="P6">statistics-line = WORD " " DECIMAL</text:p>
          </table:table-cell>
        </table:table-row>
        <table:table-row>
          <table:table-cell table:style-name="Table1.B2" office:value-type="string">
            <text:p text:style-name="P6">ld &lt;name&gt;</text:p>
          </table:table-cell>
          <table:table-cell table:style-name="Table1.B2" office:value-type="string">
            <text:p text:style-name="P10">200</text:p>
          </table:table-cell>
          <table:table-cell table:style-name="Table1.B2" office:value-type="string">
            <text:p text:style-name="P10">P</text:p>
          </table:table-cell>
          <table:table-cell table:style-name="Table1.D2" office:value-type="string">
            <text:p text:style-name="P6">Строка `Statistics "%s" has been loaded.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10">404</text:p>
          </table:table-cell>
          <table:table-cell table:style-name="Table1.B2" office:value-type="string">
            <text:p text:style-name="P10">P</text:p>
          </table:table-cell>
          <table:table-cell table:style-name="Table1.D2" office:value-type="string">
            <text:p text:style-name="P6">Строка `Statistics "%s" not found!`</text:p>
          </table:table-cell>
        </table:table-row>
        <table:table-row>
          <table:table-cell table:style-name="Table1.B2" office:value-type="string">
            <text:p text:style-name="P10">st &lt;name&gt;</text:p>
          </table:table-cell>
          <table:table-cell table:style-name="Table1.B2" office:value-type="string">
            <text:p text:style-name="P10">200</text:p>
          </table:table-cell>
          <table:table-cell table:style-name="Table1.B2" office:value-type="string">
            <text:p text:style-name="P10">P</text:p>
          </table:table-cell>
          <table:table-cell table:style-name="Table1.D2" office:value-type="string">
            <text:p text:style-name="P6">Строка `Statistics "%s" has been saved` </text:p>
          </table:table-cell>
        </table:table-row>
        <table:table-row>
          <table:table-cell table:style-name="Table1.B2" office:value-type="string">
            <text:p text:style-name="P10">mrg &lt;name&gt;</text:p>
          </table:table-cell>
          <table:table-cell table:style-name="Table1.B2" office:value-type="string">
            <text:p text:style-name="P10">200</text:p>
          </table:table-cell>
          <table:table-cell table:style-name="Table1.B2" office:value-type="string">
            <text:p text:style-name="P10">P</text:p>
          </table:table-cell>
          <table:table-cell table:style-name="Table1.D2" office:value-type="string">
            <text:p text:style-name="P6">Строка `Statistics "%s" has been merge into current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10">404</text:p>
          </table:table-cell>
          <table:table-cell table:style-name="Table1.B2" office:value-type="string">
            <text:p text:style-name="P10">P</text:p>
          </table:table-cell>
          <table:table-cell table:style-name="Table1.D2" office:value-type="string">
            <text:p text:style-name="P6">Строка `Statistics "%s" has not been loaded!!!` </text:p>
          </table:table-cell>
        </table:table-row>
      </table:table>
      <text:p text:style-name="P4"/>
      <text:p text:style-name="P4">(*) Предназначение сообщения:</text:p>
      <text:p text:style-name="P4"><text:soft-page-break/></text:p>
      <text:p text:style-name="P4"><text:span text:style-name="T2">P</text:span> - predefined - сообщение является предопределенным (описанием протокола либо настройками сервера), и всегда возвращается определенным сервером всместе с указанным в таблице кодом ответа.</text:p>
      <text:p text:style-name="P4"/>
      <text:p text:style-name="P4"><text:span text:style-name="T2">H</text:span> - human addressed - сообщение содержит информацию предназначенную для человека и носящую вспомогательный характер. UPI не должен извлекать эту информацию.</text:p>
      <text:p text:style-name="P4"/>
      <text:p text:style-name="P4"><text:span text:style-name="T2">C</text:span> - computer addressed - сообщение содержит информацию которая должна быть извлечена UPI.</text:p>
      <text:p text:style-name="P1"/>
      <text:p text:style-name="P1"/>
      <text:p text:style-name="P9"><text:tab/>Инструкция по развертыванию проекта.</text:p>
      <text:p text:style-name="P1"/>
      <text:p text:style-name="P19"><text:tab/>Все исходные коды всего ПО размещены в публичном доступе на под различными вариантами лицензии GPL на крупнейшем хостинге IT проектов github.com комнании GitHub Inc., предоставляющей репозитории git и средства коллаборативной работы над проектами (для проектов с открытым исходным кодом сервис является бесплатным).</text:p>
      <text:p text:style-name="P20"><text:tab/><text:span text:style-name="T7">Основная ссылка </text:span><text:a xlink:type="simple" xlink:href="https://github.com/belyak/ftk-5-networks-core"><text:span text:style-name="T7">https://github.com/belyak/ftk-5-networks-core</text:span></text:a><text:span text:style-name="T7">, это репозиторий содержащий код на языке python, данный отчет, также на странице имеются ссылки на репозитории с++ и java проектов. Разнесение исходного кода различных частей ПО на отдельные репозитории ПО является распространенной практикой когда части реализованы без общей кодовой базы, что в данном случае имеет место.</text:span></text:p>
      <text:p text:style-name="P19"><text:tab/>Для получения исходного кода каждой из частей проекта в инструкции по развертыванию будут приведены ссылки на git репозитории. Для получения исходного кода в системе должен быть установлен клиент системы контроля версий git доступный либо из репозиториев пакетов большинства современных unix подобных систем, либо с сайта <text:a xlink:type="simple" xlink:href="http://git-scm.com/">http://git-scm.com/</text:a>.</text:p>
      <text:p text:style-name="P19"/>
      <text:p text:style-name="P3">1) Развертывание python версии сервера</text:p>
      <text:list xml:id="list7448982490185820034" text:style-name="L3">
        <text:list-item>
          <text:p text:style-name="P21"><text:span text:style-name="T6">Получение исходного кода.</text:span></text:p>
          <text:p text:style-name="P22"><text:span text:style-name="T6">$ git clone </text:span><text:a xlink:type="simple" xlink:href="https://github.com/belyak/ftk-5-networks-core.git"><text:span text:style-name="T6">https://github.com/belyak/ftk-5-networks-core.git</text:span></text:a><text:span text:style-name="T6"> [&lt;имя папки&gt;]</text:span></text:p>
          <text:p text:style-name="P22"><text:span text:style-name="T6">В результате выполнения команды клиент git создаст локальную копию репозитория либо в указанной папке, либо в папке ftk-5-networks-core.</text:span></text:p>
          <text:p text:style-name="P22"><text:span text:style-name="T6"/></text:p>
          <text:p text:style-name="P21"><text:span text:style-name="T6"/></text:p>
        </text:list-item>
      </text:list>
      <text:p text:style-name="P3">2) Развертывание с++ версии сервера</text:p>
      <text:p text:style-name="P3">3) Использование клиента telnet</text:p>
      <text:p text:style-name="P3">4) Использование клиента с графическим интерфейсом.</text:p>
      <text:p text:style-name="P1"/>
      <text:p text:style-name="P1"/>
      <text:p text:style-name="P9">Инструкция по тестированию.</text:p>
      <text:p text:style-name="P1"/>
      <text:p text:style-name="P1"/>
      <text:p text:style-name="P9">Инструкция оператора.</text:p>
      <text:p text:style-name="P1"/>
      <text:p text:style-name="P1"/>
      <text:p text:style-name="P9">Приложения (исходные коды, конфиги)</text:p>
      <text:p text:style-name="P1"/>
      <text:p text:style-name="P1"/>
      <text:p text:style-name="P9">Выво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30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4:31:33.984634364</meta:creation-date>
    <meta:generator>LibreOffice/4.2.3.3$Linux_X86_64 LibreOffice_project/420m0$Build-3</meta:generator>
    <dc:date>2014-05-27T00:36:23.167468405</dc:date>
    <meta:editing-duration>PT20M25S</meta:editing-duration>
    <meta:editing-cycles>6</meta:editing-cycles>
    <meta:document-statistic meta:table-count="1" meta:image-count="0" meta:object-count="2" meta:page-count="12" meta:paragraph-count="201" meta:word-count="1519" meta:character-count="11436" meta:non-whitespace-character-count="100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4">
          <table:table-cell table:number-columns-repeated="57"/>
        </table:table-row>
        <table:table-row table:style-name="ro1">
          <table:table-cell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100" calcext:value-type="float" table:number-columns-spanned="7" table:number-rows-spanned="1">
            <text:p>100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25" calcext:value-type="float" table:number-columns-spanned="7" table:number-rows-spanned="1">
            <text:p>25</text:p>
          </table:table-cell>
          <table:covered-table-cell table:number-columns-repeated="6" table:style-name="ce16"/>
          <table:table-cell table:style-name="ce13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16"/>
          <table:table-cell table:style-name="ce13" office:value-type="float" office:value="70" calcext:value-type="float" table:number-columns-spanned="7" table:number-rows-spanned="1">
            <text:p>70</text:p>
          </table:table-cell>
          <table:covered-table-cell table:number-columns-repeated="6" table:style-name="ce16"/>
          <table:table-cell table:style-name="ce13" office:value-type="float" office:value="35" calcext:value-type="float" table:number-columns-spanned="7" table:number-rows-spanned="1">
            <text:p>35</text:p>
          </table:table-cell>
          <table:covered-table-cell table:number-columns-repeated="6" table:style-name="ce16"/>
          <table:table-cell table:style-name="ce13" office:value-type="float" office:value="17" calcext:value-type="float" table:number-columns-spanned="7" table:number-rows-spanned="1">
            <text:p>17</text:p>
          </table:table-cell>
          <table:covered-table-cell table:number-columns-repeated="6" table:style-name="ce16"/>
          <table:table-cell table:style-name="ce13" office:value-type="float" office:value="72" calcext:value-type="float" table:number-columns-spanned="7" table:number-rows-spanned="1">
            <text:p>72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29:49.699958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14">
          <table:table-cell table:number-columns-repeated="57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89 (“Y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69 (“E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83(“S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3 (&lt;CR&gt;, “\r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0 (&lt;LF&gt;, “\n”)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44" calcext:value-type="float" table:number-columns-spanned="7" table:number-rows-spanned="1">
            <text:p>44</text:p>
          </table:table-cell>
          <table:covered-table-cell table:number-columns-repeated="6" table:style-name="ce16"/>
          <table:table-cell table:style-name="ce13" office:value-type="float" office:value="81" calcext:value-type="float" table:number-columns-spanned="7" table:number-rows-spanned="1">
            <text:p>81</text:p>
          </table:table-cell>
          <table:covered-table-cell table:number-columns-repeated="6" table:style-name="ce16"/>
          <table:table-cell table:style-name="ce13" office:value-type="float" office:value="42" calcext:value-type="float" table:number-columns-spanned="7" table:number-rows-spanned="1">
            <text:p>42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16"/>
          <table:table-cell table:style-name="ce13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16"/>
          <table:table-cell table:style-name="ce13" office:value-type="float" office:value="26" calcext:value-type="float" table:number-columns-spanned="7" table:number-rows-spanned="1">
            <text:p>26</text:p>
          </table:table-cell>
          <table:covered-table-cell table:number-columns-repeated="6" table:style-name="ce16"/>
          <table:table-cell table:style-name="ce13" office:value-type="float" office:value="10" calcext:value-type="float" table:number-columns-spanned="7" table:number-rows-spanned="1">
            <text:p>10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31:09.35743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